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2AD00005089000029DD83CF7E32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2.163cm" fo:min-width="3.31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12cm"/>
    </style:style>
    <style:style style:name="gr4" style:family="graphic" style:parent-style-name="standard">
      <style:graphic-properties draw:stroke="none" svg:stroke-color="#000000" draw:fill="none" draw:fill-color="#ffffff" fo:min-height="0.893cm"/>
    </style:style>
    <style:style style:name="gr5" style:family="graphic" style:parent-style-name="standard">
      <style:graphic-properties draw:stroke="none" svg:stroke-color="#000000" draw:fill="none" draw:fill-color="#ffffff" fo:min-height="0.822cm"/>
    </style:style>
    <style:style style:name="gr6" style:family="graphic" style:parent-style-name="standard">
      <style:graphic-properties draw:fill-color="#000000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9" style:family="graphic" style:parent-style-name="objectwithoutfill">
      <style:graphic-properties draw:marker-end="Arrow" draw:marker-end-width="0.3cm" draw:fill="none" draw:fill-color="#000000" draw:textarea-vertical-align="middl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>
      <loext:graphic-properties draw:fill="none" draw:fill-color="#ffffff"/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text-properties fo:font-size="9pt" style:font-size-asian="9pt" style:font-size-complex="9pt"/>
    </style:style>
    <style:style style:name="P7" style:family="paragraph">
      <style:text-properties fo:font-size="11pt" style:font-size-asian="11pt" style:font-size-complex="11pt"/>
    </style:style>
    <style:style style:name="P8" style:family="paragraph">
      <loext:graphic-properties draw:fill="none" draw:fill-color="#ffffff"/>
      <style:text-properties fo:font-size="11pt" style:font-size-asian="11pt" style:font-size-complex="11pt"/>
    </style:style>
    <style:style style:name="P9" style:family="paragraph">
      <style:paragraph-properties fo:text-align="center"/>
      <style:text-properties fo:font-size="11pt" style:font-size-asian="11pt" style:font-size-complex="11pt"/>
    </style:style>
    <style:style style:name="P10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P11" style:family="paragraph">
      <loext:graphic-properties draw:fill-color="#000000"/>
      <style:paragraph-properties fo:text-align="center"/>
      <style:text-properties fo:font-size="11pt" style:font-size-asian="11pt" style:font-size-complex="11pt"/>
    </style:style>
    <style:style style:name="P12" style:family="paragraph">
      <loext:graphic-properties draw:fill="none" draw:fill-color="#000000"/>
      <style:paragraph-properties fo:text-align="center"/>
      <style:text-properties fo:font-size="11pt" style:font-size-asian="11pt" style:font-size-complex="11pt"/>
    </style:style>
    <style:style style:name="P13" style:family="paragraph">
      <style:paragraph-properties fo:text-align="center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2.413cm" svg:x="14.716cm" svg:y="0.23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716cm" svg:y1="1.254cm" svg:x2="18.526cm" svg:y2="1.254cm">
          <text:p/>
        </draw:line>
        <draw:frame draw:style-name="gr3" draw:text-style-name="P4" draw:layer="layout" svg:width="3.556cm" svg:height="0.762cm" svg:x="14.843cm" svg:y="0.365cm">
          <draw:text-box>
            <text:p text:style-name="P3"><text:span text:style-name="T1">Template</text:span></text:p>
          </draw:text-box>
        </draw:frame>
        <draw:custom-shape draw:style-name="gr1" draw:text-style-name="P1" xml:id="id2" draw:id="id2" draw:layer="layout" svg:width="3.81cm" svg:height="2.413cm" svg:x="12.049cm" svg:y="8.11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049cm" svg:y1="9.128cm" svg:x2="15.859cm" svg:y2="9.128cm">
          <text:p/>
        </draw:line>
        <draw:frame draw:style-name="gr3" draw:text-style-name="P4" draw:layer="layout" svg:width="3.556cm" svg:height="0.762cm" svg:x="12.176cm" svg:y="8.239cm">
          <draw:text-box>
            <text:p text:style-name="P3"><text:span text:style-name="T2">Proxy Server</text:span></text:p>
          </draw:text-box>
        </draw:frame>
        <draw:custom-shape draw:style-name="gr1" draw:text-style-name="P1" xml:id="id3" draw:id="id3" draw:layer="layout" svg:width="3.81cm" svg:height="2.413cm" svg:x="12.049cm" svg:y="11.41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049cm" svg:y1="12.43cm" svg:x2="15.859cm" svg:y2="12.43cm">
          <text:p/>
        </draw:line>
        <draw:frame draw:style-name="gr4" draw:text-style-name="P4" draw:layer="layout" svg:width="3.81cm" svg:height="1.143cm" svg:x="12.049cm" svg:y="11.541cm">
          <draw:text-box>
            <text:p text:style-name="P3"><text:span text:style-name="T1">Location Server</text:span></text:p>
          </draw:text-box>
        </draw:frame>
        <draw:custom-shape draw:style-name="gr1" draw:text-style-name="P1" xml:id="id6" draw:id="id6" draw:layer="layout" svg:width="3.81cm" svg:height="2.413cm" svg:x="0.945cm" svg:y="7.09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945cm" svg:y1="8.112cm" svg:x2="4.755cm" svg:y2="8.112cm">
          <text:p/>
        </draw:line>
        <draw:frame draw:style-name="gr3" draw:text-style-name="P4" draw:layer="layout" svg:width="3.556cm" svg:height="0.762cm" svg:x="1.072cm" svg:y="7.223cm">
          <draw:text-box>
            <text:p text:style-name="P3"><text:span text:style-name="T1">User</text:span></text:p>
          </draw:text-box>
        </draw:frame>
        <draw:custom-shape draw:style-name="gr1" draw:text-style-name="P1" xml:id="id4" draw:id="id4" draw:layer="layout" svg:width="3.81cm" svg:height="2.413cm" svg:x="5.191cm" svg:y="4.175cm">
          <draw:glue-point draw:id="4" svg:x="-4cm" svg:y="5.002cm"/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191cm" svg:y1="5.191cm" svg:x2="9.001cm" svg:y2="5.191cm">
          <text:p/>
        </draw:line>
        <draw:frame draw:style-name="gr3" draw:text-style-name="P4" draw:layer="layout" svg:width="3.556cm" svg:height="0.762cm" svg:x="5.318cm" svg:y="4.302cm">
          <draw:text-box>
            <text:p text:style-name="P3"><text:span text:style-name="T1">SIP User Agent</text:span></text:p>
          </draw:text-box>
        </draw:frame>
        <draw:custom-shape draw:style-name="gr1" draw:text-style-name="P1" xml:id="id5" draw:id="id5" draw:layer="layout" svg:width="3.81cm" svg:height="2.413cm" svg:x="15.859cm" svg:y="4.17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.859cm" svg:y1="5.191cm" svg:x2="19.669cm" svg:y2="5.191cm">
          <text:p/>
        </draw:line>
        <draw:frame draw:style-name="gr3" draw:text-style-name="P4" draw:layer="layout" svg:width="3.556cm" svg:height="0.762cm" svg:x="15.986cm" svg:y="4.302cm">
          <draw:text-box>
            <text:p text:style-name="P3"><text:span text:style-name="T1">Database</text:span></text:p>
          </draw:text-box>
        </draw:frame>
        <draw:custom-shape draw:style-name="gr1" draw:text-style-name="P1" xml:id="id1" draw:id="id1" draw:layer="layout" svg:width="3.81cm" svg:height="2.413cm" svg:x="6.08cm" svg:y="11.41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08cm" svg:y1="12.43cm" svg:x2="9.89cm" svg:y2="12.43cm">
          <text:p/>
        </draw:line>
        <draw:frame draw:style-name="gr5" draw:text-style-name="P4" draw:layer="layout" svg:width="3.81cm" svg:height="1.072cm" svg:x="6.08cm" svg:y="11.485cm">
          <draw:text-box>
            <text:p text:style-name="P3"><text:span text:style-name="T1">Registrar Server</text:span></text:p>
          </draw:text-box>
        </draw:frame>
        <draw:connector draw:style-name="gr6" draw:text-style-name="P5" draw:layer="layout" svg:x1="7.985cm" svg:y1="11.414cm" svg:x2="12.049cm" svg:y2="9.318cm" draw:start-shape="id1" draw:start-glue-point="0" draw:end-shape="id2" svg:d="M7985 11414v-2096h4064" svg:viewBox="0 0 4065 2097">
          <text:p/>
        </draw:connector>
        <draw:connector draw:style-name="gr6" draw:text-style-name="P5" draw:layer="layout" svg:x1="13.954cm" svg:y1="11.414cm" svg:x2="13.954cm" svg:y2="10.525cm" draw:start-shape="id3" draw:start-glue-point="0" draw:end-shape="id2" draw:end-glue-point="2" svg:d="M13954 11414v-889" svg:viewBox="0 0 1 890">
          <text:p/>
        </draw:connector>
        <draw:connector draw:style-name="gr6" draw:text-style-name="P5" draw:layer="layout" svg:x1="9.001cm" svg:y1="5.381cm" svg:x2="15.859cm" svg:y2="5.381cm" draw:start-shape="id4" draw:start-glue-point="1" draw:end-shape="id5" svg:d="M9001 5381h6858" svg:viewBox="0 0 6859 1">
          <text:p/>
        </draw:connector>
        <draw:connector draw:style-name="gr6" draw:text-style-name="P5" draw:layer="layout" svg:x1="7.096cm" svg:y1="6.588cm" svg:x2="13.954cm" svg:y2="8.112cm" draw:start-shape="id4" draw:start-glue-point="2" draw:end-shape="id2" draw:end-glue-point="0" svg:d="M7096 6588v761h6858v763" svg:viewBox="0 0 6859 1525">
          <text:p/>
        </draw:connector>
        <draw:connector draw:style-name="gr6" draw:text-style-name="P5" draw:layer="layout" svg:x1="15.859cm" svg:y1="9.318cm" svg:x2="17.764cm" svg:y2="6.588cm" draw:start-shape="id2" draw:start-glue-point="1" draw:end-shape="id5" draw:end-glue-point="2" svg:d="M15859 9318h1905v-2730" svg:viewBox="0 0 1906 2731">
          <text:p/>
        </draw:connector>
        <draw:frame draw:style-name="gr7" draw:text-style-name="P6" draw:layer="layout" svg:width="0.502cm" svg:height="1.187cm" svg:x="4.755cm" svg:y="7.604cm">
          <draw:text-box>
            <text:p/>
          </draw:text-box>
        </draw:frame>
        <draw:frame draw:style-name="gr7" draw:text-style-name="P8" draw:layer="layout" svg:width="1.158cm" svg:height="0.683cm" svg:x="2.763cm" svg:y="6.54cm">
          <draw:text-box>
            <text:p text:style-name="P7">1 <text:s text:c="3"/></text:p>
          </draw:text-box>
        </draw:frame>
        <draw:frame draw:style-name="gr8" draw:text-style-name="P8" draw:layer="layout" svg:width="6.827cm" svg:height="0.683cm" svg:x="9.128cm" svg:y="4.683cm">
          <draw:text-box>
            <text:p text:style-name="P7">* <text:s text:c="2"/><text:tab/> sends user details<text:tab/> <text:s text:c="7"/>1</text:p>
          </draw:text-box>
        </draw:frame>
        <draw:frame draw:style-name="gr7" draw:text-style-name="P8" draw:layer="layout" svg:width="0.654cm" svg:height="0.683cm" svg:x="7.077cm" svg:y="6.54cm">
          <draw:text-box draw:corner-radius="0.254cm">
            <text:p text:style-name="P7">*</text:p>
          </draw:text-box>
        </draw:frame>
        <draw:frame draw:style-name="gr7" draw:text-style-name="P8" draw:layer="layout" svg:width="0.654cm" svg:height="0.683cm" svg:x="13.427cm" svg:y="7.556cm">
          <draw:text-box>
            <text:p text:style-name="P7">*</text:p>
          </draw:text-box>
        </draw:frame>
        <draw:frame draw:style-name="gr7" draw:text-style-name="P8" draw:layer="layout" svg:width="0.718cm" svg:height="0.683cm" svg:x="17.764cm" svg:y="6.588cm">
          <draw:text-box>
            <text:p text:style-name="P7">1</text:p>
          </draw:text-box>
        </draw:frame>
        <draw:frame draw:style-name="gr7" draw:text-style-name="P8" draw:layer="layout" svg:width="0.654cm" svg:height="0.683cm" svg:x="15.83cm" svg:y="8.737cm">
          <draw:text-box>
            <text:p text:style-name="P7">*</text:p>
          </draw:text-box>
        </draw:frame>
        <draw:frame draw:style-name="gr7" draw:text-style-name="P8" draw:layer="layout" svg:width="0.718cm" svg:height="0.683cm" svg:x="11.541cm" svg:y="8.747cm">
          <draw:text-box>
            <text:p text:style-name="P7">1</text:p>
          </draw:text-box>
        </draw:frame>
        <draw:frame draw:style-name="gr7" draw:text-style-name="P8" draw:layer="layout" svg:width="0.718cm" svg:height="0.683cm" svg:x="7.985cm" svg:y="10.779cm">
          <draw:text-box>
            <text:p text:style-name="P7">1</text:p>
          </draw:text-box>
        </draw:frame>
        <draw:frame draw:style-name="gr8" draw:text-style-name="P8" draw:layer="layout" svg:width="0.718cm" svg:height="0.683cm" svg:x="13.363cm" svg:y="10.477cm">
          <draw:text-box>
            <text:p text:style-name="P7">1</text:p>
          </draw:text-box>
        </draw:frame>
        <draw:frame draw:style-name="gr7" draw:text-style-name="P8" draw:layer="layout" svg:width="0.718cm" svg:height="0.683cm" svg:x="13.954cm" svg:y="10.906cm">
          <draw:text-box>
            <text:p text:style-name="P7">1</text:p>
          </draw:text-box>
        </draw:frame>
        <draw:frame draw:style-name="gr7" draw:text-style-name="P8" draw:layer="layout" svg:width="0.502cm" svg:height="1.187cm" svg:x="9.89cm" svg:y="11.795cm">
          <draw:text-box>
            <text:p/>
          </draw:text-box>
        </draw:frame>
        <draw:frame draw:style-name="gr7" draw:text-style-name="P8" draw:layer="layout" svg:width="2.318cm" svg:height="0.683cm" svg:x="9.858cm" svg:y="11.874cm">
          <draw:text-box>
            <text:p text:style-name="P7">1<text:tab/> <text:s text:c="2"/>1</text:p>
          </draw:text-box>
        </draw:frame>
        <draw:frame draw:style-name="gr7" draw:text-style-name="P8" draw:layer="layout" svg:width="4.312cm" svg:height="0.683cm" svg:x="9.89cm" svg:y="6.715cm">
          <draw:text-box>
            <text:p text:style-name="P7">send/receive requests</text:p>
          </draw:text-box>
        </draw:frame>
        <draw:frame draw:style-name="gr7" draw:text-style-name="P10" draw:layer="layout" svg:width="3.923cm" svg:height="1.547cm" svg:x="17.637cm" svg:y="7.454cm">
          <draw:text-box>
            <text:p text:style-name="P9">send/receive</text:p>
            <text:p text:style-name="P9">block/forward/billing</text:p>
            <text:p text:style-name="P9">data</text:p>
          </draw:text-box>
        </draw:frame>
        <draw:frame draw:style-name="gr7" draw:text-style-name="P8" draw:layer="layout" svg:width="2.708cm" svg:height="0.683cm" svg:x="13.913cm" svg:y="10.477cm">
          <draw:text-box>
            <text:p text:style-name="P7">user location</text:p>
          </draw:text-box>
        </draw:frame>
        <draw:frame draw:style-name="gr7" draw:text-style-name="P10" draw:layer="layout" svg:width="2.128cm" svg:height="1.115cm" svg:x="9.921cm" svg:y="12.585cm">
          <draw:text-box>
            <text:p text:style-name="P9">send </text:p>
            <text:p text:style-name="P9">user data</text:p>
          </draw:text-box>
        </draw:frame>
        <draw:frame draw:style-name="gr7" draw:text-style-name="P8" draw:layer="layout" svg:width="0.718cm" svg:height="0.683cm" svg:x="7.013cm" svg:y="3.54cm">
          <draw:text-box>
            <text:p text:style-name="P7">1</text:p>
          </draw:text-box>
        </draw:frame>
        <draw:connector draw:style-name="gr6" draw:text-style-name="P11" draw:layer="layout" svg:x1="2.85cm" svg:y1="7.096cm" svg:x2="7.096cm" svg:y2="4.175cm" draw:start-shape="id6" draw:start-glue-point="0" draw:end-shape="id4" draw:end-glue-point="0" svg:d="M2850 7096v-3423h4246v502" svg:viewBox="0 0 4247 3424">
          <text:p/>
        </draw:connector>
        <draw:frame draw:style-name="gr7" draw:text-style-name="P8" draw:layer="layout" svg:width="1.323cm" svg:height="0.683cm" svg:x="2.778cm" svg:y="3.111cm">
          <draw:text-box>
            <text:p text:style-name="P7">uses</text:p>
          </draw:text-box>
        </draw:frame>
        <draw:frame draw:style-name="gr7" draw:text-style-name="P8" draw:layer="layout" svg:width="0.718cm" svg:height="0.683cm" svg:x="5.572cm" svg:y="6.667cm">
          <draw:text-box>
            <text:p text:style-name="P7">1</text:p>
          </draw:text-box>
        </draw:frame>
        <draw:frame draw:style-name="gr7" draw:text-style-name="P8" draw:layer="layout" svg:width="0.718cm" svg:height="0.683cm" svg:x="4.81cm" svg:y="11.922cm">
          <draw:text-box>
            <text:p text:style-name="P7">1</text:p>
          </draw:text-box>
        </draw:frame>
        <draw:frame draw:style-name="gr7" draw:text-style-name="P10" draw:layer="layout" svg:width="2.382cm" svg:height="1.115cm" svg:x="5.476cm" svg:y="8.112cm">
          <draw:text-box>
            <text:p text:style-name="P9">send </text:p>
            <text:p text:style-name="P9">credentials</text:p>
          </draw:text-box>
        </draw:frame>
        <draw:connector draw:style-name="gr9" draw:text-style-name="P12" draw:layer="layout" svg:x1="5.572cm" svg:y1="6.587cm" svg:x2="6.08cm" svg:y2="12.62cm" draw:start-shape="id4" draw:start-glue-point="4" draw:end-shape="id1" draw:end-glue-point="3" svg:d="M5572 6587v6033h508" svg:viewBox="0 0 509 6034">
          <text:p/>
        </draw:connector>
        <draw:connector draw:style-name="gr9" draw:text-style-name="P12" draw:layer="layout" svg:x1="9.89cm" svg:y1="12.62cm" svg:x2="12.049cm" svg:y2="12.62cm" draw:start-shape="id1" draw:start-glue-point="1" draw:end-shape="id3" draw:end-glue-point="3" svg:d="M9890 12620h2159" svg:viewBox="0 0 2160 1">
          <text:p/>
        </draw:connector>
      </draw:page>
      <draw:page draw:name="page2" draw:style-name="dp1" draw:master-page-name="Default">
        <draw:frame draw:style-name="gr10" draw:text-style-name="P13" draw:layer="layout" svg:width="20.616cm" svg:height="10.716cm" svg:x="0.577cm" svg:y="3.238cm">
          <draw:image xlink:href="Pictures/200002AD00005089000029DD83CF7E3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4T13:37:24.524000000</meta:creation-date>
    <dc:date>2016-03-24T15:22:17.957000000</dc:date>
    <meta:editing-duration>PT18M42S</meta:editing-duration>
    <meta:editing-cycles>4</meta:editing-cycles>
    <meta:generator>LibreOffice/4.4.3.2$Windows_x86 LibreOffice_project/88805f81e9fe61362df02b9941de8e38a9b5fd16</meta:generator>
    <meta:document-statistic meta:object-count="52"/>
  </office:meta>
</office:document-meta>
</file>